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objectwithoutfill">
      <style:graphic-properties draw:fill="solid" draw:fill-color="#808000" draw:opacity="50%" draw:textarea-horizontal-align="center" draw:textarea-vertical-align="middle" draw:shadow-opacity="50%"/>
    </style:style>
    <style:style style:name="gr5" style:family="graphic" style:parent-style-name="objectwithoutfill">
      <style:graphic-properties draw:fill="solid" draw:fill-color="#008080" draw:opacity="50%" draw:textarea-horizontal-align="center" draw:textarea-vertical-align="middle" draw:shadow-opacity="50%"/>
    </style:style>
    <style:style style:name="gr6" style:family="graphic" style:parent-style-name="objectwithoutfill">
      <style:graphic-properties draw:fill="solid" draw:fill-color="#800000" draw:opacity="50%" draw:textarea-horizontal-align="center" draw:textarea-vertical-align="middle" draw:shadow-opacity="50%"/>
    </style:style>
    <style:style style:name="gr7" style:family="graphic" style:parent-style-name="objectwithoutfill">
      <style:graphic-properties draw:fill="solid" draw:fill-color="#000080" draw:opacity="50%" draw:textarea-horizontal-align="center" draw:textarea-vertical-align="middle" draw:shadow-opacity="50%"/>
    </style:style>
    <style:style style:name="gr8" style:family="graphic" style:parent-style-name="standard">
      <style:graphic-properties svg:stroke-color="#ffffff" draw:fill-color="#c0c0c0" draw:textarea-horizontal-align="justify" draw:textarea-vertical-align="middle" draw:auto-grow-height="false" fo:padding-top="0.13cm"/>
    </style:style>
    <style:style style:name="gr9" style:family="graphic" style:parent-style-name="standard">
      <style:graphic-properties draw:textarea-horizontal-align="justify" draw:textarea-vertical-align="middle" draw:auto-grow-height="false" fo:padding-top="0.13cm"/>
    </style:style>
    <style:style style:name="gr10" style:family="graphic" style:parent-style-name="standard">
      <style:graphic-properties draw:marker-end="Arrow" draw:marker-end-width="0.3cm" draw:textarea-horizontal-align="center" draw:textarea-vertical-align="middle"/>
    </style:style>
    <style:style style:name="pr1" style:family="presentation" style:parent-style-name="標準-subtitle">
      <style:graphic-properties draw:fill-color="#ffffff" draw:auto-grow-height="true" fo:min-height="11.881cm"/>
    </style:style>
    <style:style style:name="pr2" style:family="presentation" style:parent-style-name="標準-title">
      <style:graphic-properties fo:min-height="3.45cm"/>
    </style:style>
    <style:style style:name="pr3" style:family="presentation" style:parent-style-name="標準-notes">
      <style:graphic-properties draw:fill-color="#ffffff" fo:min-height="13.114cm"/>
    </style:style>
    <style:style style:name="pr4" style:family="presentation" style:parent-style-name="標準-title">
      <style:graphic-properties fo:min-height="2.755cm"/>
    </style:style>
    <style:style style:name="pr5" style:family="presentation" style:parent-style-name="標準-outline1" style:list-style-name="L2">
      <style:graphic-properties fo:min-height="11.63cm"/>
    </style:style>
    <style:style style:name="pr6" style:family="presentation" style:parent-style-name="標準-notes">
      <style:graphic-properties draw:fill-color="#ffffff" draw:auto-grow-height="true" fo:min-height="13.365cm"/>
    </style:style>
    <style:style style:name="pr7" style:family="presentation" style:parent-style-name="標準-subtitle">
      <style:graphic-properties draw:fill-color="#ffffff" fo:min-height="15.819cm"/>
    </style:style>
    <style:style style:name="pr8" style:family="presentation" style:parent-style-name="標準-notes">
      <style:graphic-properties draw:fill-color="#ffffff" fo:min-height="13.809cm"/>
    </style:style>
    <style:style style:name="pr9" style:family="presentation" style:parent-style-name="標準-outline1">
      <style:graphic-properties fo:min-height="11.63cm"/>
    </style:style>
    <style:style style:name="pr10" style:family="presentation" style:parent-style-name="標準-outline1">
      <style:graphic-properties fo:min-height="12.325cm"/>
    </style:style>
    <style:style style:name="pr11" style:family="presentation" style:parent-style-name="標準-title">
      <style:graphic-properties draw:auto-grow-height="true" fo:min-height="3.006cm"/>
    </style:style>
    <style:style style:name="P1" style:family="paragraph">
      <style:text-properties fo:font-size="32pt" fo:font-weight="bold" style:font-size-asian="32pt" style:font-weight-asian="bold" style:font-size-complex="32pt" style:font-weight-complex="bold"/>
    </style:style>
    <style:style style:name="P2" style:family="paragraph">
      <style:paragraph-properties fo:margin-left="0.5cm" fo:margin-right="0cm" fo:text-indent="0cm"/>
    </style:style>
    <style:style style:name="P3" style:family="paragraph">
      <style:text-properties style:font-size-asian="20pt"/>
    </style:style>
    <style:style style:name="P4" style:family="paragraph">
      <style:paragraph-properties fo:text-align="cente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color="#ff0000"/>
    </style:style>
    <style:style style:name="T7" style:family="text">
      <style:text-properties style:use-window-font-color="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layer="layout" svg:width="24.299cm" svg:height="11.881cm" svg:x="1.35cm" svg:y="4.212cm" presentation:class="subtitle">
          <draw:text-box>
            <text:p><text:span text:style-name="T1">M3G API</text:span><text:span text:style-name="T1">で始める</text:span><text:span text:style-name="T1">3D</text:span><text:span text:style-name="T1">グラフィックス</text:span></text:p>
            <text:p><text:span text:style-name="T1"/></text:p>
            <text:p><text:span text:style-name="T2">上田 孝</text:span></text:p>
            <text:p><text:span text:style-name="T2">tueda@wold.dog.cx</text:span></text:p>
          </draw:text-box>
        </draw:frame>
        <draw:frame presentation:style-name="pr2" draw:layer="layout" svg:width="24.299cm" svg:height="3.45cm" svg:x="1.35cm" svg:y="0.495cm" presentation:class="title" presentation:placeholder="true">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114cm" svg:x="2.1cm" svg:y="14.107cm" presentation:class="notes" presentation:placeholder="true">
            <draw:text-box/>
          </draw:frame>
        </presentation:notes>
      </draw:page>
      <draw:page draw:name="page2" draw:style-name="dp1" draw:master-page-name="標準" presentation:presentation-page-layout-name="AL2T1">
        <draw:frame presentation:style-name="pr4" draw:text-style-name="P1" draw:layer="layout" svg:width="24.299cm" svg:height="2.755cm" svg:x="1.35cm" svg:y="0.842cm" presentation:class="title" presentation:placeholder="true" presentation:user-transformed="true">
          <draw:text-box/>
        </draw:frame>
        <draw:frame presentation:style-name="pr5" draw:text-style-name="P2" draw:layer="layout" svg:width="24.299cm" svg:height="11.88cm" svg:x="1.35cm" svg:y="4.212cm" presentation:class="outline" presentation:user-transformed="true">
          <draw:text-box>
            <text:list text:style-name="L2">
              <text:list-item>
                <text:p><text:span text:style-name="T3"><text:s/></text:span><text:span text:style-name="T4">M3G</text:span>って何ですか?</text:p>
              </text:list-item>
              <text:list-item>
                <text:p><text:s/><text:span text:style-name="T5">Desktop-M3G</text:span>って何ですか?</text:p>
              </text:list-item>
              <text:list-item>
                <text:p><text:s/><text:span text:style-name="T5">Ruby-M3G</text:span>って何ですか?</text:p>
              </text:list-item>
            </text:list>
          </draw:text-box>
        </draw:frame>
        <presentation:notes draw:style-name="dp2">
          <draw:page-thumbnail draw:style-name="gr1" draw:layer="layout" svg:width="14.848cm" svg:height="11.135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標準" presentation:presentation-page-layout-name="AL3T32">
        <draw:frame presentation:style-name="pr7" draw:layer="layout" svg:width="24.299cm" svg:height="15.819cm" svg:x="1.35cm" svg:y="0.495cm" presentation:class="subtitle">
          <draw:text-box>
            <text:p>1. <text:span text:style-name="T5">M3G</text:span>って何ですか?</text:p>
          </draw:text-box>
        </draw:frame>
        <presentation:notes draw:style-name="dp2">
          <draw:page-thumbnail draw:style-name="gr1" draw:layer="layout" svg:width="14.848cm" svg:height="11.135cm" svg:x="3.075cm" svg:y="2.257cm" draw:page-number="3" presentation:class="page"/>
          <draw:frame presentation:style-name="pr8" draw:layer="layout" svg:width="16.799cm" svg:height="13.809cm" svg:x="2.1cm" svg:y="14.107cm" presentation:class="notes" presentation:placeholder="true">
            <draw:text-box/>
          </draw:frame>
        </presentation:notes>
      </draw:page>
      <draw:page draw:name="page4" draw:style-name="dp1" draw:master-page-name="標準" presentation:presentation-page-layout-name="AL2T1">
        <draw:frame presentation:style-name="pr4" draw:layer="layout" svg:width="24.299cm" svg:height="2.755cm" svg:x="1.35cm" svg:y="0.842cm" presentation:class="title" presentation:placeholder="true" presentation:user-transformed="true">
          <draw:text-box/>
        </draw:frame>
        <draw:frame presentation:style-name="pr9" draw:layer="layout" svg:width="24.299cm" svg:height="11.88cm" svg:x="1.35cm" svg:y="4.212cm" presentation:class="outline">
          <draw:text-box>
            <text:list text:style-name="L3">
              <text:list-item>
                <text:p>3Dグラフィクスの描画API</text:p>
                <text:list>
                  <text:list-item>
                    <text:p>OpenGLやDirectXと同じ</text:p>
                    <text:list>
                      <text:list-item>
                        <text:p>O3Dが一番近い</text:p>
                      </text:list-item>
                    </text:list>
                  </text:list-item>
                  <text:list-item>
                    <text:p>策定はJavaの標準化コミュニティ</text:p>
                    <text:list>
                      <text:list-item>
                        <text:p><text:span text:style-name="T6">Java</text:span><text:span text:style-name="T7">の</text:span><text:span text:style-name="T7">API</text:span><text:span text:style-name="T7">です</text:span></text:p>
                      </text:list-item>
                    </text:list>
                  </text:list-item>
                  <text:list-item>
                    <text:p>M3G-1.1(JSR184) <text:s/>2005年</text:p>
                  </text:list-item>
                </text:list>
              </text:list-item>
            </text:list>
          </draw:text-box>
        </draw:frame>
        <presentation:notes draw:style-name="dp2">
          <draw:page-thumbnail draw:style-name="gr1" draw:layer="layout" svg:width="14.848cm" svg:height="11.135cm" svg:x="3.075cm" svg:y="2.257cm" draw:page-number="4" presentation:class="page"/>
          <draw:frame presentation:style-name="pr3" draw:text-style-name="P3" draw:layer="layout" svg:width="16.799cm" svg:height="13.114cm" svg:x="2.1cm" svg:y="14.107cm" presentation:class="notes" presentation:placeholder="true">
            <draw:text-box/>
          </draw:frame>
        </presentation:notes>
      </draw:page>
      <draw:page draw:name="page5" draw:style-name="dp1" draw:master-page-name="標準" presentation:presentation-page-layout-name="AL2T1">
        <draw:frame presentation:style-name="pr4" draw:layer="layout" svg:width="24.299cm" svg:height="2.755cm" svg:x="1.35cm" svg:y="0.842cm" presentation:class="title">
          <draw:text-box>
            <text:p>どこで使われてるの?</text:p>
          </draw:text-box>
        </draw:frame>
        <draw:frame presentation:style-name="pr9" draw:layer="layout" svg:width="24.299cm" svg:height="11.88cm" svg:x="1.35cm" svg:y="4.212cm" presentation:class="outline">
          <draw:text-box>
            <text:list text:style-name="L3">
              <text:list-item>
                <text:p>携帯電話(のゲーム)</text:p>
                <text:list>
                  <text:list-item>
                    <text:p>ここに図</text:p>
                  </text:list-item>
                  <text:list-item>
                    <text:p>Mascult Capsle</text:p>
                    <text:p/>
                  </text:list-item>
                </text:list>
              </text:list-item>
            </text:list>
          </draw:text-box>
        </draw:frame>
        <presentation:notes draw:style-name="dp2">
          <draw:page-thumbnail draw:style-name="gr1" draw:layer="layout" svg:width="14.848cm" svg:height="11.135cm" svg:x="3.075cm" svg:y="2.257cm" draw:page-number="5" presentation:class="page"/>
          <draw:frame presentation:style-name="pr3" draw:layer="layout" svg:width="16.799cm" svg:height="13.114cm" svg:x="2.1cm" svg:y="14.107cm" presentation:class="notes" presentation:placeholder="true">
            <draw:text-box/>
          </draw:frame>
        </presentation:notes>
      </draw:page>
      <draw:page draw:name="page6" draw:style-name="dp1" draw:master-page-name="標準" presentation:presentation-page-layout-name="AL2T1">
        <draw:custom-shape draw:style-name="gr2" draw:text-style-name="P4" draw:id="id2" draw:layer="layout" svg:width="4cm" svg:height="2.5cm" svg:x="17.5cm" svg:y="11cm">
          <text:p text:style-name="P4">GP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1" draw:layer="layout" svg:width="7.5cm" svg:height="2.5cm" svg:x="5.5cm" svg:y="11cm">
          <text:p text:style-name="P4">M3Gライブラリ</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3" draw:layer="layout" svg:width="6cm" svg:height="3cm" svg:x="6.5cm" svg:y="5cm">
          <text:p text:style-name="P4">ゲーム</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4" draw:layer="layout" draw:type="line" svg:x1="13cm" svg:y1="12.25cm" svg:x2="17.5cm" svg:y2="12.25cm" draw:start-shape="id1" draw:start-glue-point="1" draw:end-shape="id2" draw:end-glue-point="3" svg:d="m13000 12250h4500">
          <text:p text:style-name="P4">OpenGL ES</text:p>
        </draw:connector>
        <draw:connector draw:style-name="gr3" draw:text-style-name="P4" draw:layer="layout" draw:type="line" svg:x1="9.5cm" svg:y1="8cm" svg:x2="9.25cm" svg:y2="11cm" draw:start-shape="id3" draw:start-glue-point="2" draw:end-shape="id1" svg:d="m9500 8000-250 3000">
          <text:p text:style-name="P4">M3G API</text:p>
        </draw:connector>
        <presentation:notes draw:style-name="dp2">
          <draw:page-thumbnail draw:style-name="gr1" draw:layer="layout" svg:width="14.848cm" svg:height="11.135cm" svg:x="3.075cm" svg:y="2.257cm" draw:page-number="6" presentation:class="page"/>
          <draw:frame presentation:style-name="pr3" draw:layer="layout" svg:width="16.799cm" svg:height="13.114cm" svg:x="2.1cm" svg:y="14.107cm" presentation:class="notes" presentation:placeholder="true">
            <draw:text-box/>
          </draw:frame>
        </presentation:notes>
      </draw:page>
      <draw:page draw:name="page7" draw:style-name="dp1" draw:master-page-name="標準" presentation:presentation-page-layout-name="AL2T1">
        <draw:frame presentation:style-name="pr2" draw:layer="layout" svg:width="24.299cm" svg:height="3.45cm" svg:x="1.35cm" svg:y="0.495cm" presentation:class="title" presentation:user-transformed="true">
          <draw:text-box>
            <text:p>なぜM3G?</text:p>
          </draw:text-box>
        </draw:frame>
        <draw:frame presentation:style-name="pr10" draw:layer="layout" svg:width="24.299cm" svg:height="11.88cm" svg:x="1.35cm" svg:y="4.212cm" presentation:class="outline">
          <draw:text-box>
            <text:list text:style-name="L3">
              <text:list-item>
                <text:p>3Dゲームを作るのに必要だけどOpenGLにはない機能</text:p>
                <text:list>
                  <text:list-item>
                    <text:p>アニメーション</text:p>
                    <text:list>
                      <text:list-item>
                        <text:p>キーフレーム、補完、ブレンド</text:p>
                      </text:list-item>
                    </text:list>
                  </text:list-item>
                  <text:list-item>
                    <text:p>スキニング</text:p>
                    <text:list>
                      <text:list-item>
                        <text:p>ボーンの変形、スキンの変形</text:p>
                      </text:list-item>
                    </text:list>
                  </text:list-item>
                  <text:list-item>
                    <text:p>ファイルフォーマット</text:p>
                  </text:list-item>
                  <text:list-item>
                    <text:p>シーングラフ</text:p>
                  </text:list-item>
                </text:list>
              </text:list-item>
            </text:list>
          </draw:text-box>
        </draw:frame>
        <presentation:notes draw:style-name="dp2">
          <draw:page-thumbnail draw:style-name="gr1" draw:layer="layout" svg:width="14.848cm" svg:height="11.135cm" svg:x="3.075cm" svg:y="2.257cm" draw:page-number="7" presentation:class="page"/>
          <draw:frame presentation:style-name="pr8" draw:layer="layout" svg:width="16.799cm" svg:height="13.809cm" svg:x="2.1cm" svg:y="14.107cm" presentation:class="notes" presentation:placeholder="true">
            <draw:text-box/>
          </draw:frame>
        </presentation:notes>
      </draw:page>
      <draw:page draw:name="page8" draw:style-name="dp1" draw:master-page-name="標準" presentation:presentation-page-layout-name="AL2T1">
        <draw:frame presentation:style-name="pr11" draw:layer="layout" svg:width="24.299cm" svg:height="3.006cm" svg:x="1.35cm" svg:y="0.717cm" presentation:class="title">
          <draw:text-box>
            <text:p>M3Gにはあります!</text:p>
          </draw:text-box>
        </draw:frame>
        <draw:frame presentation:style-name="pr10" draw:layer="layout" svg:width="24.299cm" svg:height="11.88cm" svg:x="1.35cm" svg:y="4.212cm" presentation:class="outline" presentation:user-transformed="true">
          <draw:text-box>
            <text:list text:style-name="L3">
              <text:list-item>
                <text:p>つまりM3GはOpenGLを</text:p>
                <text:list>
                  <text:list-item>
                    <text:p>オブジェクト指向に整理し直して</text:p>
                  </text:list-item>
                  <text:list-item>
                    <text:p>アニメーション、スキニング、ファイルフォーマット、シーングラフを足したもの</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8" draw:layer="layout" svg:width="16.799cm" svg:height="13.809cm" svg:x="2.1cm" svg:y="14.107cm" presentation:class="notes" presentation:placeholder="true">
            <draw:text-box/>
          </draw:frame>
        </presentation:notes>
      </draw:page>
      <draw:page draw:name="page9" draw:style-name="dp1" draw:master-page-name="標準" presentation:presentation-page-layout-name="AL2T1">
        <draw:path draw:style-name="gr4" draw:text-style-name="P4" draw:layer="layout" svg:width="2.654cm" svg:height="4.114cm" draw:transform="rotate (-1.35088484104454) translate (23.7716111632725cm 10.5583074168157cm)" svg:viewBox="0 0 2655 4115" svg:d="m303-38009c281 212 1080 351 1475 330 458-25 490-817 548-1234 51-373 134-740 210-1114 78-385 187-787 63-1148-154-450-743-330-1142-525-338-165-488-109-912 181-282 577-500 1159-500 1553-1 410-45 1230-45 1230z">
          <text:p/>
        </draw:path>
        <draw:path draw:style-name="gr5" draw:text-style-name="P4" draw:layer="layout" svg:width="12.266cm" svg:height="21.91cm" draw:transform="skewX (3.25109370259894E-017) rotate (-2.08863551586241) translate (26.4935561194498cm 4.98635233761252cm)" svg:viewBox="0 0 12267 21911" svg:d="m10905-29091c469 87 1023-47 1281-424 238-349-102-755-320-1123-194-328-1656-2919-1855-3256-198-335-939-1648-1158-2032-199-350-941-1652-1141-2003-211-372-801-1576-1069-1878-425-476-926-1504-755-1872 207-444 935-532 1260-802 333-276 866-594 845-1037-21-439-694-1361-944-1734-276-410-848-1908-1029-2256-211-405-1422-2704-1733-3041-344-374-1557-681-2542-119-854 486-1688 1301-1733 1770-61 639 119 1260 419 1805 255 463 513 928 786 1379 295 487 2614 4234 3023 4847 331 496 2152 3739 2409 4153 334 535 1454 2697 1651 3278 154 456 1697 3286 1973 3618z">
          <text:p/>
        </draw:path>
        <draw:path draw:style-name="gr6" draw:text-style-name="P4" draw:layer="layout" svg:width="6.12cm" svg:height="4.908cm" draw:transform="rotate (-1.46031698514457) translate (6.39058364144315cm 5.76807708906524cm)" svg:viewBox="0 0 6121 4909" svg:d="m2852-6723c548 57 1098 104 1643 183 718 103 1321-242 1431-896 97-581 200-1163 194-1752-6-583 48-919-212-1458-289-599-978-441-1713-471-467-95-992-125-1491-166-646-52-1505-342-1943 66-435 406-484 285-612 866-127 575-170 1172-140 1760 32 642 349 1066 871 1440 553 397 1295 358 1972 428z">
          <text:p/>
        </draw:path>
        <draw:path draw:style-name="gr7" draw:text-style-name="P4" draw:layer="layout" svg:width="13.151cm" svg:height="18.726cm" draw:transform="skewX (-1.69420357380598E-017) rotate (1.81531695499896) translate (3.24758094471792cm 20.0201059878381cm)" svg:viewBox="0 0 13152 18727" svg:d="m4696 15046c970 242 2600 597 2756-212 104-543 374-1038 507-1578 137-557 14-1196 306-1684 331-551 776 1 1402 77 533 64 1511 564 1874-453 193-542 289-1105 467-1645 175-531 145-1097 347-1617 223-576 207-1193 387-1778 162-528 330-1059 400-1605 113-872-801-832-1338-1015-540-185-3267-758-3738-1055-520-327-881-527-1138-1080 17-588 308-1407 490-1964 190-581 211-844 152-1521 49-766-582-894-1210-932-618-38-1510-305-2128-368-704-73-1191 409-1363 969-183 596-530 1805-605 2425-72 588-968 3881-968 3881 0 0-990 4418-1165 5570-146 957-192 1705-24 2534 264 1188 587 2045 1193 2204 653 171 2426 605 3396 847z">
          <text:p/>
        </draw:path>
        <draw:frame presentation:style-name="pr2" draw:layer="layout" svg:width="24.299cm" svg:height="3.45cm" svg:x="1.35cm" svg:y="0.495cm" presentation:class="title" presentation:user-transformed="true">
          <draw:text-box>
            <text:p>M3Gの30クラス</text:p>
          </draw:text-box>
        </draw:frame>
        <draw:custom-shape draw:style-name="gr8" draw:text-style-name="P4" draw:id="id5" draw:layer="layout" svg:width="3cm" svg:height="1cm" svg:x="2.89cm" svg:y="4cm">
          <text:p text:style-name="P4">Object3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26" draw:layer="layout" svg:width="3cm" svg:height="1cm" svg:x="3cm" svg:y="6.996cm">
          <text:p text:style-name="P4">Animation<text:line-break/>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27" draw:layer="layout" svg:width="3cm" svg:height="1cm" svg:x="2.89cm" svg:y="8.5cm">
          <text:p text:style-name="P4">Animation<text:line-break/>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28" draw:layer="layout" svg:width="3cm" svg:height="1cm" svg:x="2.89cm" svg:y="10.5cm">
          <text:p text:style-name="P4">Keyframe</text:p>
          <text:p text:style-name="P4">Sequen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29" draw:layer="layout" svg:width="3cm" svg:height="1cm" svg:x="2.89cm" svg:y="12.5cm">
          <text:p text:style-name="P4">Backgr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30" draw:layer="layout" svg:width="3cm" svg:height="1cm" svg:x="2.89cm" svg:y="14cm">
          <text:p text:style-name="P4">Appearan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4" draw:layer="layout" svg:width="3cm" svg:height="1cm" svg:x="7.5cm" svg:y="4cm">
          <text:p text:style-name="P4">Transformab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31" draw:layer="layout" svg:width="3cm" svg:height="1cm" svg:x="2.89cm" svg:y="15.5cm">
          <text:p text:style-name="P4">Image2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3cm" svg:height="1cm" svg:x="7.5cm" svg:y="5.5cm">
          <text:p text:style-name="P4">Materia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19" draw:layer="layout" svg:width="3cm" svg:height="1cm" svg:x="7.5cm" svg:y="7cm">
          <text:p text:style-name="P4">F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21" draw:layer="layout" svg:width="3cm" svg:height="1cm" svg:x="7.5cm" svg:y="8.5cm">
          <text:p text:style-name="P4">Compositing</text:p>
          <text:p text:style-name="P4">M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22" draw:layer="layout" svg:width="3cm" svg:height="1cm" svg:x="7.5cm" svg:y="10.5cm">
          <text:p text:style-name="P4">PolygonM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23" draw:layer="layout" svg:width="3cm" svg:height="1cm" svg:x="7.5cm" svg:y="12.5cm">
          <text:p text:style-name="P4">VertexArra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24" draw:layer="layout" svg:width="3cm" svg:height="1cm" svg:x="7.5cm" svg:y="14cm">
          <text:p text:style-name="P4">VertexBuff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25" draw:layer="layout" svg:width="3cm" svg:height="1cm" svg:x="7.5cm" svg:y="15.5cm">
          <text:p text:style-name="P4">IndexBuff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32" draw:layer="layout" svg:width="3cm" svg:height="1cm" svg:x="12cm" svg:y="15.5cm">
          <text:p text:style-name="P4">Triangle</text:p>
          <text:p text:style-name="P4">StripArra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6" draw:layer="layout" svg:width="3cm" svg:height="1cm" svg:x="12cm" svg:y="4cm">
          <text:p text:style-name="P4">N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11" draw:layer="layout" svg:width="3cm" svg:height="1cm" svg:x="12cm" svg:y="5.5cm">
          <text:p text:style-name="P4">Texture2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7" draw:layer="layout" svg:width="3cm" svg:height="1cm" svg:x="16cm" svg:y="4cm">
          <text:p text:style-name="P4">Grou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10" draw:layer="layout" svg:width="3cm" svg:height="1cm" svg:x="16cm" svg:y="5.5cm">
          <text:p text:style-name="P4">Mes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16" draw:layer="layout" svg:width="3cm" svg:height="1cm" svg:x="16cm" svg:y="7cm">
          <text:p text:style-name="P4">Sprite3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17" draw:layer="layout" svg:width="3cm" svg:height="1cm" svg:x="16.056cm" svg:y="8.61cm">
          <text:p text:style-name="P4">Came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18" draw:layer="layout" svg:width="3cm" svg:height="1cm" svg:x="16.056cm" svg:y="10.11cm">
          <text:p text:style-name="P4">Ligh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8" draw:layer="layout" svg:width="3cm" svg:height="1cm" svg:x="21cm" svg:y="4cm">
          <text:p text:style-name="P4">Wor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9" draw:layer="layout" svg:width="3cm" svg:height="1cm" svg:x="21cm" svg:y="5.5cm">
          <text:p text:style-name="P4">SkinnedMes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13" draw:layer="layout" svg:width="3cm" svg:height="1cm" svg:x="21cm" svg:y="7cm">
          <text:p text:style-name="P4">MorphingMes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 draw:layer="layout" svg:width="3cm" svg:height="1cm" svg:x="20.5cm" svg:y="12cm">
          <text:p text:style-name="P4">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 draw:layer="layout" svg:width="3cm" svg:height="1cm" svg:x="20.5cm" svg:y="14cm">
          <text:p text:style-name="P4">RayInter</text:p>
          <text:p text:style-name="P4">sec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 draw:layer="layout" svg:width="3cm" svg:height="1cm" svg:x="20.5cm" svg:y="15.5cm">
          <text:p text:style-name="P4">Trans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4" draw:id="id20" draw:layer="layout" draw:type="line" svg:x1="7.5cm" svg:y1="4.5cm" svg:x2="5.89cm" svg:y2="4.5cm" draw:start-shape="id4" draw:start-glue-point="3" draw:end-shape="id5" draw:end-glue-point="1" svg:d="m7500 4500h-1610">
          <text:p/>
        </draw:connector>
        <draw:connector draw:style-name="gr10" draw:text-style-name="P4" draw:id="id12" draw:layer="layout" draw:type="line" svg:x1="12cm" svg:y1="4.5cm" svg:x2="10.5cm" svg:y2="4.5cm" draw:start-shape="id6" draw:start-glue-point="3" draw:end-shape="id4" draw:end-glue-point="1" svg:d="m12000 4500h-1500">
          <text:p/>
        </draw:connector>
        <draw:connector draw:style-name="gr10" draw:text-style-name="P4" draw:id="id15" draw:layer="layout" draw:type="line" svg:x1="16cm" svg:y1="4.5cm" svg:x2="15cm" svg:y2="4.5cm" draw:start-shape="id7" draw:start-glue-point="3" draw:end-shape="id6" draw:end-glue-point="1" svg:d="m16000 4500h-1000">
          <text:p/>
        </draw:connector>
        <draw:connector draw:style-name="gr10" draw:text-style-name="P4" draw:layer="layout" draw:type="line" svg:x1="21cm" svg:y1="4.5cm" svg:x2="19cm" svg:y2="4.5cm" draw:start-shape="id8" draw:start-glue-point="3" draw:end-shape="id7" draw:end-glue-point="1" svg:d="m21000 4500h-2000">
          <text:p/>
        </draw:connector>
        <draw:connector draw:style-name="gr10" draw:text-style-name="P4" draw:id="id14" draw:layer="layout" draw:type="line" svg:x1="21cm" svg:y1="6cm" svg:x2="19cm" svg:y2="6cm" draw:start-shape="id9" draw:start-glue-point="3" draw:end-shape="id10" draw:end-glue-point="1" svg:d="m21000 6000h-2000">
          <text:p/>
        </draw:connector>
        <draw:connector draw:style-name="gr10" draw:text-style-name="P4" draw:layer="layout" svg:x1="12cm" svg:y1="6cm" svg:x2="11.25cm" svg:y2="4.5cm" draw:start-shape="id11" draw:start-glue-point="3" draw:end-shape="id12" draw:end-glue-point="0" svg:d="m12000 6000h-750v-1500">
          <text:p/>
        </draw:connector>
        <draw:connector draw:style-name="gr10" draw:text-style-name="P4" draw:layer="layout" svg:x1="21cm" svg:y1="7.5cm" svg:x2="20cm" svg:y2="6cm" draw:start-shape="id13" draw:start-glue-point="3" draw:end-shape="id14" draw:end-glue-point="0" svg:d="m21000 7500h-1000v-1500">
          <text:p/>
        </draw:connector>
        <draw:connector draw:style-name="gr10" draw:text-style-name="P4" draw:layer="layout" draw:line-skew="1cm" svg:x1="16cm" svg:y1="6cm" svg:x2="15.5cm" svg:y2="4.5cm" draw:start-shape="id10" draw:start-glue-point="3" draw:end-shape="id15" draw:end-glue-point="0" svg:d="m16000 6000h-500v-1500 0">
          <text:p/>
        </draw:connector>
        <draw:connector draw:style-name="gr10" draw:text-style-name="P4" draw:layer="layout" draw:line-skew="1cm" svg:x1="16cm" svg:y1="7.5cm" svg:x2="15.5cm" svg:y2="4.5cm" draw:start-shape="id16" draw:start-glue-point="3" draw:end-shape="id15" draw:end-glue-point="0" svg:d="m16000 7500h-500v-3000 0">
          <text:p/>
        </draw:connector>
        <draw:connector draw:style-name="gr10" draw:text-style-name="P4" draw:layer="layout" svg:x1="16.056cm" svg:y1="9.11cm" svg:x2="15.5cm" svg:y2="4.5cm" draw:start-shape="id17" draw:start-glue-point="3" draw:end-shape="id15" draw:end-glue-point="0" svg:d="m16056 9110h-556v-4610">
          <text:p/>
        </draw:connector>
        <draw:connector draw:style-name="gr10" draw:text-style-name="P4" draw:layer="layout" svg:x1="16.056cm" svg:y1="10.61cm" svg:x2="15.5cm" svg:y2="4.5cm" draw:start-shape="id18" draw:start-glue-point="3" draw:end-shape="id15" draw:end-glue-point="0" svg:d="m16056 10610h-556v-6110">
          <text:p/>
        </draw:connector>
        <draw:connector draw:style-name="gr10" draw:text-style-name="P4" draw:layer="layout" svg:x1="7.5cm" svg:y1="7.5cm" svg:x2="6.695cm" svg:y2="4.5cm" draw:start-shape="id19" draw:start-glue-point="3" draw:end-shape="id20" draw:end-glue-point="0" svg:d="m7500 7500h-805v-3000">
          <text:p/>
        </draw:connector>
        <draw:connector draw:style-name="gr10" draw:text-style-name="P4" draw:layer="layout" svg:x1="7.5cm" svg:y1="9cm" svg:x2="6.695cm" svg:y2="4.5cm" draw:start-shape="id21" draw:start-glue-point="3" draw:end-shape="id20" draw:end-glue-point="0" svg:d="m7500 9000h-805v-4500">
          <text:p/>
        </draw:connector>
        <draw:connector draw:style-name="gr10" draw:text-style-name="P4" draw:layer="layout" svg:x1="7.5cm" svg:y1="11cm" svg:x2="6.695cm" svg:y2="4.5cm" draw:start-shape="id22" draw:start-glue-point="3" draw:end-shape="id20" draw:end-glue-point="0" svg:d="m7500 11000h-805v-6500">
          <text:p/>
        </draw:connector>
        <draw:connector draw:style-name="gr10" draw:text-style-name="P4" draw:layer="layout" svg:x1="7.5cm" svg:y1="13cm" svg:x2="6.695cm" svg:y2="4.5cm" draw:start-shape="id23" draw:start-glue-point="3" draw:end-shape="id20" draw:end-glue-point="0" svg:d="m7500 13000h-805v-8500">
          <text:p/>
        </draw:connector>
        <draw:connector draw:style-name="gr10" draw:text-style-name="P4" draw:layer="layout" draw:line-skew="1.28cm" svg:x1="7.5cm" svg:y1="14.5cm" svg:x2="6.695cm" svg:y2="4.5cm" draw:start-shape="id24" draw:start-glue-point="3" draw:end-shape="id20" draw:end-glue-point="0" svg:d="m7500 14500h-830v-10000h25">
          <text:p/>
        </draw:connector>
        <draw:connector draw:style-name="gr10" draw:text-style-name="P4" draw:layer="layout" svg:x1="7.5cm" svg:y1="16cm" svg:x2="6.695cm" svg:y2="4.5cm" draw:start-shape="id25" draw:start-glue-point="3" draw:end-shape="id20" draw:end-glue-point="0" svg:d="m7500 16000h-805v-11500">
          <text:p/>
        </draw:connector>
        <draw:connector draw:style-name="gr10" draw:text-style-name="P4" draw:layer="layout" svg:x1="6cm" svg:y1="7.496cm" svg:x2="6.695cm" svg:y2="4.5cm" draw:start-shape="id26" draw:start-glue-point="1" draw:end-shape="id20" draw:end-glue-point="0" svg:d="m6000 7496h695v-2996">
          <text:p/>
        </draw:connector>
        <draw:connector draw:style-name="gr10" draw:text-style-name="P4" draw:layer="layout" svg:x1="5.89cm" svg:y1="9cm" svg:x2="6.695cm" svg:y2="4.5cm" draw:start-shape="id27" draw:start-glue-point="1" draw:end-shape="id20" draw:end-glue-point="0" svg:d="m5890 9000h805v-4500">
          <text:p/>
        </draw:connector>
        <draw:connector draw:style-name="gr10" draw:text-style-name="P4" draw:layer="layout" svg:x1="5.89cm" svg:y1="11cm" svg:x2="6.695cm" svg:y2="4.5cm" draw:start-shape="id28" draw:start-glue-point="1" draw:end-shape="id20" draw:end-glue-point="0" svg:d="m5890 11000h805v-6500">
          <text:p/>
        </draw:connector>
        <draw:connector draw:style-name="gr10" draw:text-style-name="P4" draw:layer="layout" svg:x1="5.89cm" svg:y1="13cm" svg:x2="6.695cm" svg:y2="4.5cm" draw:start-shape="id29" draw:start-glue-point="1" draw:end-shape="id20" draw:end-glue-point="0" svg:d="m5890 13000h805v-8500">
          <text:p/>
        </draw:connector>
        <draw:connector draw:style-name="gr10" draw:text-style-name="P4" draw:layer="layout" svg:x1="5.89cm" svg:y1="14.5cm" svg:x2="6.695cm" svg:y2="4.5cm" draw:start-shape="id30" draw:start-glue-point="1" draw:end-shape="id20" draw:end-glue-point="0" svg:d="m5890 14500h805v-10000">
          <text:p/>
        </draw:connector>
        <draw:connector draw:style-name="gr10" draw:text-style-name="P4" draw:layer="layout" svg:x1="5.89cm" svg:y1="16cm" svg:x2="6.695cm" svg:y2="4.5cm" draw:start-shape="id31" draw:start-glue-point="1" draw:end-shape="id20" draw:end-glue-point="0" svg:d="m5890 16000h805v-11500">
          <text:p/>
        </draw:connector>
        <draw:connector draw:style-name="gr10" draw:text-style-name="P4" draw:layer="layout" svg:x1="12cm" svg:y1="16cm" svg:x2="10.5cm" svg:y2="16cm" draw:start-shape="id32" draw:start-glue-point="3" draw:end-shape="id25" draw:end-glue-point="1" svg:d="m12000 16000h-1500">
          <text:p/>
        </draw:connector>
        <presentation:notes draw:style-name="dp2">
          <draw:page-thumbnail draw:style-name="gr1" draw:layer="layout" svg:width="14.848cm" svg:height="11.135cm" svg:x="3.075cm" svg:y="2.257cm" draw:page-number="9" presentation:class="page"/>
          <draw:frame presentation:style-name="pr8" draw:layer="layout" svg:width="16.799cm" svg:height="13.809cm" svg:x="2.1cm" svg:y="14.107cm" presentation:class="notes" presentation:placeholder="true">
            <draw:text-box/>
          </draw:frame>
        </presentation:notes>
      </draw:page>
      <draw:page draw:name="page10" draw:style-name="dp1" draw:master-page-name="標準" presentation:presentation-page-layout-name="AL2T1">
        <draw:frame presentation:style-name="pr2" draw:layer="layout" svg:width="24.299cm" svg:height="3.45cm" svg:x="1.35cm" svg:y="0.495cm" presentation:class="title">
          <draw:text-box>
            <text:p>M3Gの基本</text:p>
          </draw:text-box>
        </draw:frame>
        <draw:frame presentation:style-name="pr10" draw:layer="layout" svg:width="24.299cm" svg:height="11.88cm" svg:x="1.35cm" svg:y="4.212cm" presentation:class="outline">
          <draw:text-box>
            <text:list text:style-name="L3">
              <text:list-item>
                <text:p>シーングラフを作る</text:p>
                <text:list>
                  <text:list-item>
                    <text:p>World* wld = new World;</text:p>
                  </text:list-item>
                </text:list>
              </text:list-item>
              <text:list-item>
                <text:p>Graphics3Dのインスタンスを作る</text:p>
                <text:list>
                  <text:list-item>
                    <text:p>Graphics3D* g3d = Graphics3D::instance();</text:p>
                  </text:list-item>
                </text:list>
              </text:list-item>
              <text:list-item>
                <text:p>レンダリングする</text:p>
                <text:list>
                  <text:list-item>
                    <text:p>g3d-&gt;render (wld);</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8" draw:layer="layout" svg:width="16.799cm" svg:height="13.809cm" svg:x="2.1cm" svg:y="14.107cm" presentation:class="notes" presentation:placeholder="true">
            <draw:text-box/>
          </draw:frame>
        </presentation:notes>
      </draw:page>
      <draw:page draw:name="page11" draw:style-name="dp1" draw:master-page-name="標準" presentation:presentation-page-layout-name="AL2T1">
        <draw:frame presentation:style-name="pr2" draw:layer="layout" svg:width="24.299cm" svg:height="3.45cm" svg:x="1.35cm" svg:y="0.495cm" presentation:class="title" presentation:user-transformed="true">
          <draw:text-box>
            <text:p>描画の基本</text:p>
          </draw:text-box>
        </draw:frame>
        <draw:frame presentation:style-name="pr10" draw:layer="layout" svg:width="24.299cm" svg:height="11.88cm" svg:x="1.35cm" svg:y="4.212cm" presentation:class="outline" presentation:user-transformed="true">
          <draw:text-box>
            <text:list text:style-name="L3">
              <text:list-header>
                <text:p/>
              </text:list-header>
              <text:list-item>
                <text:p>基本は毎フレーム3行呼ぶ</text:p>
                <text:list>
                  <text:list-item>
                    <text:p>world-&gt;animate()</text:p>
                  </text:list-item>
                  <text:list-item>
                    <text:p>world-&gt;align()</text:p>
                  </text:list-item>
                  <text:list-item>
                    <text:p>g3d-&gt;render()</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8" draw:layer="layout" svg:width="16.799cm" svg:height="13.809cm" svg:x="2.1cm" svg:y="14.107cm" presentation:class="notes" presentation:placeholder="true">
            <draw:text-box/>
          </draw:frame>
        </presentation:notes>
      </draw:page>
      <draw:page draw:name="page12" draw:style-name="dp1" draw:master-page-name="標準" presentation:presentation-page-layout-name="AL2T1">
        <draw:frame presentation:style-name="pr2" draw:layer="layout" svg:width="24.299cm" svg:height="3.45cm" svg:x="1.35cm" svg:y="0.495cm" presentation:class="title">
          <draw:text-box>
            <text:p>シーングラフ</text:p>
          </draw:text-box>
        </draw:frame>
        <draw:custom-shape draw:style-name="gr8" draw:text-style-name="P4" draw:id="id34" draw:layer="layout" svg:width="3cm" svg:height="1cm" svg:x="4cm" svg:y="4.5cm">
          <text:p text:style-name="P4">Wor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33" draw:layer="layout" svg:width="3cm" svg:height="1cm" svg:x="6.5cm" svg:y="6.5cm">
          <text:p text:style-name="P4">Came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35" draw:layer="layout" svg:width="3cm" svg:height="1cm" svg:x="6.5cm" svg:y="8.5cm">
          <text:p text:style-name="P4">Grou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36" draw:layer="layout" svg:width="3cm" svg:height="1cm" svg:x="8.5cm" svg:y="11cm">
          <text:p text:style-name="P4">Mes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37" draw:layer="layout" svg:width="3cm" svg:height="1cm" svg:x="8.5cm" svg:y="13cm">
          <text:p text:style-name="P4">Skinned</text:p>
          <text:p text:style-name="P4">Mes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4" draw:layer="layout" svg:x1="6.5cm" svg:y1="7cm" svg:x2="5.5cm" svg:y2="5.5cm" draw:start-shape="id33" draw:start-glue-point="3" draw:end-shape="id34" draw:end-glue-point="2" svg:d="m6500 7000h-1000v-1500">
          <text:p/>
        </draw:connector>
        <draw:connector draw:style-name="gr10" draw:text-style-name="P4" draw:layer="layout" svg:x1="6.5cm" svg:y1="9cm" svg:x2="5.5cm" svg:y2="5.5cm" draw:start-shape="id35" draw:start-glue-point="3" draw:end-shape="id34" draw:end-glue-point="2" svg:d="m6500 9000h-1000v-3500">
          <text:p/>
        </draw:connector>
        <draw:connector draw:style-name="gr10" draw:text-style-name="P4" draw:layer="layout" svg:x1="8.5cm" svg:y1="11.5cm" svg:x2="8cm" svg:y2="9.5cm" draw:start-shape="id36" draw:start-glue-point="3" draw:end-shape="id35" draw:end-glue-point="2" svg:d="m8500 11500h-501v-1249h1v-751">
          <text:p/>
        </draw:connector>
        <draw:connector draw:style-name="gr10" draw:text-style-name="P4" draw:layer="layout" svg:x1="8.5cm" svg:y1="13.5cm" svg:x2="8cm" svg:y2="9.5cm" draw:start-shape="id37" draw:start-glue-point="3" draw:end-shape="id35" draw:end-glue-point="2" svg:d="m8500 13500h-501v-2304h1v-1696">
          <text:p/>
        </draw:connector>
        <presentation:notes draw:style-name="dp2">
          <draw:page-thumbnail draw:style-name="gr1" draw:layer="layout" svg:width="14.848cm" svg:height="11.135cm" svg:x="3.075cm" svg:y="2.257cm" draw:page-number="12" presentation:class="page"/>
          <draw:frame presentation:style-name="pr8" draw:layer="layout" svg:width="16.799cm" svg:height="13.809cm" svg:x="2.1cm" svg:y="14.107cm" presentation:class="notes" presentation:placeholder="true">
            <draw:text-box/>
          </draw:frame>
        </presentation:notes>
      </draw:page>
      <draw:page draw:name="page13" draw:style-name="dp1" draw:master-page-name="標準" presentation:presentation-page-layout-name="AL2T1">
        <draw:frame presentation:style-name="pr2" draw:layer="layout" svg:width="24.299cm" svg:height="3.45cm" svg:x="1.35cm" svg:y="0.495cm" presentation:class="title">
          <draw:text-box>
            <text:p>メッシュ</text:p>
          </draw:text-box>
        </draw:frame>
        <draw:custom-shape draw:style-name="gr8" draw:text-style-name="P4" draw:id="id39" draw:layer="layout" svg:width="3cm" svg:height="1cm" svg:x="3cm" svg:y="5cm">
          <text:p text:style-name="P4">Mes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38" draw:layer="layout" svg:width="3cm" svg:height="1cm" svg:x="5cm" svg:y="7cm">
          <text:p text:style-name="P4">VertexBuff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41" draw:layer="layout" svg:width="3cm" svg:height="1cm" svg:x="13cm" svg:y="7.5cm">
          <text:p text:style-name="P4">VertexArra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3cm" svg:height="1cm" svg:x="13cm" svg:y="8.5cm">
          <text:p text:style-name="P4">VertexArra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3cm" svg:height="1cm" svg:x="13cm" svg:y="9.5cm">
          <text:p text:style-name="P4">VertexArra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id="id40" draw:layer="layout" svg:width="3cm" svg:height="1cm" svg:x="5.5cm" svg:y="11.5cm">
          <text:p text:style-name="P4">Appearan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3cm" svg:height="1cm" svg:x="13.5cm" svg:y="10cm">
          <text:p text:style-name="P4">VertexArra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3cm" svg:height="1cm" svg:x="14.5cm" svg:y="10.5cm">
          <text:p text:style-name="P4">VertexArra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4" draw:layer="layout" svg:x1="5cm" svg:y1="7.5cm" svg:x2="4.5cm" svg:y2="6cm" draw:start-shape="id38" draw:start-glue-point="3" draw:end-shape="id39" draw:end-glue-point="2" svg:d="m5000 7500h-500v-1500">
          <text:p/>
        </draw:connector>
        <draw:connector draw:style-name="gr10" draw:text-style-name="P4" draw:layer="layout" svg:x1="5.5cm" svg:y1="12cm" svg:x2="4.5cm" svg:y2="6cm" draw:start-shape="id40" draw:start-glue-point="3" draw:end-shape="id39" draw:end-glue-point="2" svg:d="m5500 12000h-1000v-6000">
          <text:p/>
        </draw:connector>
        <draw:custom-shape draw:style-name="gr8" draw:text-style-name="P4" draw:id="id42" draw:layer="layout" svg:width="3cm" svg:height="1cm" svg:x="9cm" svg:y="13.5cm">
          <text:p text:style-name="P4">Materia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3cm" svg:height="1cm" svg:x="9cm" svg:y="15cm">
          <text:p text:style-name="P4">F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3cm" svg:height="1cm" svg:x="13.5cm" svg:y="13.5cm">
          <text:p text:style-name="P4">CompositingM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3cm" svg:height="1cm" svg:x="13.5cm" svg:y="15cm">
          <text:p text:style-name="P4">PolygonM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4" draw:layer="layout" draw:type="line" svg:x1="13cm" svg:y1="8cm" svg:x2="8cm" svg:y2="7.5cm" draw:start-shape="id41" draw:start-glue-point="3" draw:end-shape="id38" draw:end-glue-point="1" svg:d="m13000 8000-5000-500">
          <text:p/>
        </draw:connector>
        <draw:connector draw:style-name="gr10" draw:text-style-name="P4" draw:layer="layout" draw:type="line" svg:x1="9cm" svg:y1="14cm" svg:x2="8.5cm" svg:y2="12cm" draw:start-shape="id42" draw:start-glue-point="3" draw:end-shape="id40" draw:end-glue-point="1" svg:d="m9000 14000-500-2000">
          <text:p/>
        </draw:connector>
        <presentation:notes draw:style-name="dp2">
          <draw:page-thumbnail draw:style-name="gr1" draw:layer="layout" svg:width="14.848cm" svg:height="11.135cm" svg:x="3.075cm" svg:y="2.257cm" draw:page-number="13" presentation:class="page"/>
          <draw:frame presentation:style-name="pr8" draw:layer="layout" svg:width="16.799cm" svg:height="13.809cm" svg:x="2.1cm" svg:y="14.107cm" presentation:class="notes" presentation:placeholder="true">
            <draw:text-box/>
          </draw:frame>
        </presentation:notes>
      </draw:page>
      <draw:page draw:name="page14" draw:style-name="dp1" draw:master-page-name="標準" presentation:presentation-page-layout-name="AL2T1">
        <draw:frame presentation:style-name="pr2" draw:layer="layout" svg:width="24.299cm" svg:height="3.45cm" svg:x="1.35cm" svg:y="0.495cm" presentation:class="title">
          <draw:text-box>
            <text:p>3種類のメッシュ</text:p>
          </draw:text-box>
        </draw:frame>
        <draw:frame presentation:style-name="pr10" draw:layer="layout" svg:width="24.299cm" svg:height="11.88cm" svg:x="1.35cm" svg:y="4.212cm" presentation:class="outline">
          <draw:text-box>
            <text:list text:style-name="L3">
              <text:list-item>
                <text:p>Mesh</text:p>
                <text:list>
                  <text:list-item>
                    <text:p>変形しない</text:p>
                  </text:list-item>
                </text:list>
              </text:list-item>
              <text:list-item>
                <text:p>SkinnedMesh</text:p>
                <text:list>
                  <text:list-item>
                    <text:p>スケレタル・アニメーション</text:p>
                  </text:list-item>
                </text:list>
              </text:list-item>
              <text:list-item>
                <text:p>MorphingMesh</text:p>
                <text:list>
                  <text:list-item>
                    <text:p>モーフィング・アニメーション</text:p>
                  </text:list-item>
                </text:list>
              </text:list-item>
            </text:list>
          </draw:text-box>
        </draw:frame>
        <presentation:notes draw:style-name="dp2">
          <draw:page-thumbnail draw:style-name="gr1" draw:layer="layout" svg:width="14.848cm" svg:height="11.135cm" svg:x="3.075cm" svg:y="2.257cm" draw:page-number="14" presentation:class="page"/>
          <draw:frame presentation:style-name="pr8" draw:layer="layout" svg:width="16.799cm" svg:height="13.809cm" svg:x="2.1cm" svg:y="14.107cm" presentation:class="notes" presentation:placeholder="true">
            <draw:text-box/>
          </draw:frame>
        </presentation:notes>
      </draw:page>
      <draw:page draw:name="page15" draw:style-name="dp1" draw:master-page-name="標準" presentation:presentation-page-layout-name="AL2T1">
        <draw:frame presentation:style-name="pr2" draw:layer="layout" svg:width="24.299cm" svg:height="3.45cm" svg:x="1.35cm" svg:y="0.495cm" presentation:class="title" presentation:placeholder="true" presentation:user-transformed="true">
          <draw:text-box/>
        </draw:frame>
        <draw:frame presentation:style-name="pr10" draw:layer="layout" svg:width="24.299cm" svg:height="11.88cm" svg:x="1.35cm" svg:y="4.212cm" presentation:class="outline">
          <draw:text-box>
            <text:list text:style-name="L3">
              <text:list-item>
                <text:p>スケレタルアニメーションのデモ</text:p>
                <text:list>
                  <text:list-item>
                    <text:p>MAYAのエクスポーター</text:p>
                    <text:list>
                      <text:list-item>
                        <text:p>http://m3gexport</text:p>
                      </text:list-item>
                    </text:list>
                  </text:list-item>
                </text:list>
              </text:list-item>
            </text:list>
          </draw:text-box>
        </draw:frame>
        <presentation:notes draw:style-name="dp2">
          <draw:page-thumbnail draw:style-name="gr1" draw:layer="layout" svg:width="14.848cm" svg:height="11.135cm" svg:x="3.075cm" svg:y="2.257cm" draw:page-number="15" presentation:class="page"/>
          <draw:frame presentation:style-name="pr8" draw:layer="layout" svg:width="16.799cm" svg:height="13.809cm" svg:x="2.1cm" svg:y="14.107cm" presentation:class="notes" presentation:placeholder="true">
            <draw:text-box/>
          </draw:frame>
        </presentation:notes>
      </draw:page>
      <draw:page draw:name="page16" draw:style-name="dp1" draw:master-page-name="標準" presentation:presentation-page-layout-name="AL2T1">
        <draw:frame presentation:style-name="pr2" draw:layer="layout" svg:width="24.299cm" svg:height="3.45cm" svg:x="1.35cm" svg:y="0.495cm" presentation:class="title">
          <draw:text-box>
            <text:p>アニメーション</text:p>
          </draw:text-box>
        </draw:frame>
        <draw:frame presentation:style-name="pr10" draw:layer="layout" svg:width="24.299cm" svg:height="11.88cm" svg:x="1.35cm" svg:y="4.212cm" presentation:class="outline">
          <draw:text-box>
            <text:list text:style-name="L3">
              <text:list-item>
                <text:p>AnimationController</text:p>
                <text:list>
                  <text:list-item>
                    <text:p>再生速度、etc.</text:p>
                  </text:list-item>
                </text:list>
              </text:list-item>
              <text:list-item>
                <text:p>KeyframeSequence</text:p>
                <text:list>
                  <text:list-item>
                    <text:p>キーフレームデータの格納</text:p>
                  </text:list-item>
                </text:list>
              </text:list-item>
              <text:list-item>
                <text:p>AnimationTrack</text:p>
                <text:list>
                  <text:list-item>
                    <text:p>アニメーションの基本単位</text:p>
                    <text:list>
                      <text:list-item>
                        <text:p>“平行移動”,”回転”…</text:p>
                      </text:list-item>
                    </text:list>
                  </text:list-item>
                </text:list>
              </text:list-item>
              <text:list-item>
                <text:p>全てのオブジェクトはaddAnimationTrack()を持つ</text:p>
                <text:list>
                  <text:list-item>
                    <text:p>mesh-&gt;addAnimationTrack (anim_track);</text:p>
                  </text:list-item>
                </text:list>
              </text:list-item>
            </text:list>
          </draw:text-box>
        </draw:frame>
        <presentation:notes draw:style-name="dp2">
          <draw:page-thumbnail draw:style-name="gr1" draw:layer="layout" svg:width="14.848cm" svg:height="11.135cm" svg:x="3.075cm" svg:y="2.257cm" draw:page-number="16" presentation:class="page"/>
          <draw:frame presentation:style-name="pr8" draw:layer="layout" svg:width="16.799cm" svg:height="13.809cm" svg:x="2.1cm" svg:y="14.107cm" presentation:class="notes" presentation:placeholder="true">
            <draw:text-box/>
          </draw:frame>
        </presentation:notes>
      </draw:page>
      <draw:page draw:name="page17" draw:style-name="dp1" draw:master-page-name="標準" presentation:presentation-page-layout-name="AL2T1">
        <draw:frame presentation:style-name="pr2" draw:layer="layout" svg:width="24.299cm" svg:height="3.45cm" svg:x="1.35cm" svg:y="0.495cm" presentation:class="title">
          <draw:text-box>
            <text:p>M3Gファイルのロード</text:p>
          </draw:text-box>
        </draw:frame>
        <draw:frame presentation:style-name="pr10" draw:layer="layout" svg:width="24.299cm" svg:height="11.88cm" svg:x="1.35cm" svg:y="4.212cm" presentation:class="outline">
          <draw:text-box>
            <text:list text:style-name="L3">
              <text:list-item>
                <text:p>.m3g (M3GもしくはJSR184)</text:p>
                <text:list>
                  <text:list-item>
                    <text:p>バイナリ形式</text:p>
                  </text:list-item>
                  <text:list-item>
                    <text:p>バージョンは1つだけ</text:p>
                  </text:list-item>
                </text:list>
              </text:list-item>
              <text:list-item>
                <text:p>シーンのロード</text:p>
                <text:list>
                  <text:list-item>
                    <text:p>objs = Loader::load (“test.m3g”);</text:p>
                  </text:list-item>
                  <text:list-item>
                    <text:p>for ループ</text:p>
                    <text:list>
                      <text:list-item>
                        <text:p>Worldクラスを探す</text:p>
                      </text:list-item>
                    </text:list>
                  </text:list-item>
                </text:list>
              </text:list-item>
              <text:list-item>
                <text:p>画像もロード</text:p>
                <text:list>
                  <text:list-item>
                    <text:p>objs = Loader::load (“image.png”);</text:p>
                  </text:list-item>
                  <text:list-item>
                    <text:p>forループ</text:p>
                    <text:list>
                      <text:list-item>
                        <text:p>Imageクラスを探す</text:p>
                      </text:list-item>
                    </text:list>
                  </text:list-item>
                </text:list>
              </text:list-item>
            </text:list>
          </draw:text-box>
        </draw:frame>
        <presentation:notes draw:style-name="dp2">
          <draw:page-thumbnail draw:style-name="gr1" draw:layer="layout" svg:width="14.848cm" svg:height="11.135cm" svg:x="3.075cm" svg:y="2.257cm" draw:page-number="17" presentation:class="page"/>
          <draw:frame presentation:style-name="pr8" draw:layer="layout" svg:width="16.799cm" svg:height="13.809cm" svg:x="2.1cm" svg:y="14.107cm" presentation:class="notes" presentation:placeholder="true">
            <draw:text-box/>
          </draw:frame>
        </presentation:notes>
      </draw:page>
      <draw:page draw:name="page18" draw:style-name="dp1" draw:master-page-name="標準" presentation:presentation-page-layout-name="AL2T1">
        <draw:frame presentation:style-name="pr2" draw:layer="layout" svg:width="24.299cm" svg:height="3.45cm" svg:x="1.35cm" svg:y="0.495cm" presentation:class="title">
          <draw:text-box>
            <text:p>M3Gエクスポーター</text:p>
          </draw:text-box>
        </draw:frame>
        <draw:frame presentation:style-name="pr10" draw:layer="layout" svg:width="24.299cm" svg:height="11.88cm" svg:x="1.35cm" svg:y="4.212cm" presentation:class="outline">
          <draw:text-box>
            <text:list text:style-name="L3">
              <text:list-item>
                <text:p>Mascut Cupselu</text:p>
                <text:list>
                  <text:list-item>
                    <text:p>MAYA, MAX, etc,</text:p>
                  </text:list-item>
                </text:list>
              </text:list-item>
              <text:list-item>
                <text:p>m3gexport</text:p>
                <text:list>
                  <text:list-item>
                    <text:p>MAYA</text:p>
                  </text:list-item>
                </text:list>
              </text:list-item>
              <text:list-item>
                <text:p>Blenderの奴</text:p>
              </text:list-item>
            </text:list>
          </draw:text-box>
        </draw:frame>
        <presentation:notes draw:style-name="dp2">
          <draw:page-thumbnail draw:style-name="gr1" draw:layer="layout" svg:width="14.848cm" svg:height="11.135cm" svg:x="3.075cm" svg:y="2.257cm" draw:page-number="18" presentation:class="page"/>
          <draw:frame presentation:style-name="pr8" draw:layer="layout" svg:width="16.799cm" svg:height="13.809cm" svg:x="2.1cm" svg:y="14.107cm" presentation:class="notes" presentation:placeholder="true">
            <draw:text-box/>
          </draw:frame>
        </presentation:notes>
      </draw:page>
      <draw:page draw:name="page19" draw:style-name="dp1" draw:master-page-name="標準" presentation:presentation-page-layout-name="AL2T1">
        <draw:frame presentation:style-name="pr2" draw:layer="layout" svg:width="24.299cm" svg:height="3.45cm" svg:x="1.35cm" svg:y="0.495cm" presentation:class="title" presentation:placeholder="true">
          <draw:text-box/>
        </draw:frame>
        <draw:frame presentation:style-name="pr10" draw:layer="layout" svg:width="24.299cm" svg:height="11.88cm" svg:x="1.35cm" svg:y="4.212cm" presentation:class="outline" presentation:placeholder="true">
          <draw:text-box/>
        </draw:frame>
        <presentation:notes draw:style-name="dp2">
          <draw:page-thumbnail draw:style-name="gr1" draw:layer="layout" svg:width="14.848cm" svg:height="11.135cm" svg:x="3.075cm" svg:y="2.257cm" draw:page-number="19" presentation:class="page"/>
          <draw:frame presentation:style-name="pr8" draw:layer="layout" svg:width="16.799cm" svg:height="13.809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3" draw:display-name="Gradient 3" draw:style="radial" draw:cx="30%" draw:cy="30%" draw:start-color="#800000" draw:end-color="#ffff00" draw:start-intensity="100%" draw:end-intensity="100%" draw:border="20%"/>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IPA明朝" style:font-family-generic="roman" style:font-pitch="variable" fo:font-size="24pt" fo:language="en" fo:country="US" style:font-family-asian="IPAゴシック" style:font-family-generic-asian="system" style:font-pitch-asian="variable" style:font-size-asian="24pt" style:language-asian="ja" style:country-asian="JP" style:font-family-complex="IPAゴシック"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91" draw:fill-image-name="Bitmape_20_1" fo:padding-top="-0.57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IPAゴシック" style:font-family-generic="roman" style:font-pitch="variable" fo:font-size="18pt" fo:font-style="normal" fo:text-shadow="none" style:text-underline-style="none" fo:font-weight="normal" style:letter-kerning="true" style:font-family-asian="IPAゴシック" style:font-family-generic-asian="system" style:font-pitch-asian="variable" style:font-size-asian="18pt" style:font-style-asian="normal" style:font-weight-asian="normal" style:font-family-complex="IPA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gradient" draw:fill-color="#00ff00" draw:fill-gradient-name="Gradient_20_3" draw:fill-image-width="0cm" draw:fill-image-he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IPAゴシック" style:font-family-generic="roman" style:font-pitch="variable" fo:font-size="20pt" fo:font-style="normal" fo:text-shadow="none" style:text-underline-style="none" fo:font-weight="normal" style:letter-kerning="true" style:font-family-asian="IPAゴシック" style:font-family-generic-asian="system" style:font-pitch-asian="variable" style:font-size-asian="20pt" style:font-style-asian="normal" style:font-weight-asian="normal" style:font-family-complex="IPA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IPAゴシック" style:font-family-generic="roman" style:font-pitch="variable" fo:font-size="32pt" fo:font-style="normal" fo:text-shadow="none" style:text-underline-style="none" fo:font-weight="normal" style:letter-kerning="true" style:font-family-asian="IPAゴシック" style:font-family-generic-asian="system" style:font-pitch-asian="variable" style:font-size-asian="32pt" style:font-style-asian="normal" style:font-weight-asian="normal" style:font-family-complex="IPA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IPAゴシック" style:font-family-generic="roman" style:font-pitch="variable" fo:font-size="32pt" fo:font-style="normal" fo:text-shadow="none" style:text-underline-style="none" fo:font-weight="normal" style:letter-kerning="true" style:font-family-asian="IPAゴシック" style:font-family-generic-asian="system" style:font-pitch-asian="variable" style:font-size-asian="32pt" style:font-style-asian="normal" style:font-weight-asian="normal" style:font-family-complex="IPA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IPAゴシック" style:font-family-generic="roman" style:font-pitch="variable" fo:font-size="44pt" fo:font-style="normal" fo:text-shadow="none" style:text-underline-style="none" fo:font-weight="normal" style:letter-kerning="true" style:font-family-asian="IPAゴシック" style:font-family-generic-asian="system" style:font-pitch-asian="variable" style:font-size-asian="44pt" style:font-style-asian="normal" style:font-weight-asian="normal" style:font-family-complex="IPA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標準" style:page-layout-name="PM1" draw:style-name="Mdp1">
      <draw:frame presentation:style-name="標準-title" draw:layer="backgroundobjects" svg:width="24.299cm" svg:height="3.005cm" svg:x="1.35cm" svg:y="0.717cm" presentation:class="title" presentation:placeholder="true">
        <draw:text-box/>
      </draw:frame>
      <draw:frame presentation:style-name="標準-outline1" draw:layer="backgroundobjects" svg:width="24.299cm" svg:height="11.88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8cm" svg:y="16.398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8-17T11:39:04</meta:creation-date>
    <meta:editing-duration>PT04H50M47S</meta:editing-duration>
    <meta:editing-cycles>9</meta:editing-cycles>
    <dc:date>2010-08-21T11:19:41</dc:date>
    <meta:generator>OpenOffice.org/3.2$Linux OpenOffice.org_project/320m12$Build-9483</meta:generator>
    <meta:document-statistic meta:object-count="178"/>
  </office:meta>
</office:document-meta>
</file>